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9fc8"/>
    </style:style>
    <style:style style:name="P2" style:family="paragraph" style:parent-style-name="Standard">
      <style:text-properties officeooo:rsid="0007048c" officeooo:paragraph-rsid="0007048c"/>
    </style:style>
    <style:style style:name="P3" style:family="paragraph" style:parent-style-name="Standard">
      <style:text-properties officeooo:rsid="00099f4a" officeooo:paragraph-rsid="00099f4a"/>
    </style:style>
    <style:style style:name="P4" style:family="paragraph" style:parent-style-name="Standard">
      <style:text-properties officeooo:rsid="0009bca2" officeooo:paragraph-rsid="0009bca2"/>
    </style:style>
    <style:style style:name="P5" style:family="paragraph" style:parent-style-name="Standard">
      <style:text-properties officeooo:paragraph-rsid="00099f4a"/>
    </style:style>
    <style:style style:name="P6" style:family="paragraph" style:parent-style-name="Standard">
      <style:text-properties officeooo:rsid="000b119d" officeooo:paragraph-rsid="000b119d"/>
    </style:style>
    <style:style style:name="P7" style:family="paragraph" style:parent-style-name="Standard">
      <style:text-properties officeooo:rsid="000cd4cf" officeooo:paragraph-rsid="000cd4cf"/>
    </style:style>
    <style:style style:name="P8" style:family="paragraph" style:parent-style-name="Standard">
      <style:text-properties officeooo:rsid="000ed36b" officeooo:paragraph-rsid="000ed36b"/>
    </style:style>
    <style:style style:name="P9" style:family="paragraph" style:parent-style-name="Standard">
      <style:text-properties officeooo:rsid="001083dc" officeooo:paragraph-rsid="001083dc"/>
    </style:style>
    <style:style style:name="P10" style:family="paragraph" style:parent-style-name="Standard">
      <style:text-properties officeooo:rsid="0012482a" officeooo:paragraph-rsid="0012482a"/>
    </style:style>
    <style:style style:name="P11" style:family="paragraph" style:parent-style-name="Standard">
      <style:text-properties officeooo:rsid="001434a0" officeooo:paragraph-rsid="001434a0"/>
    </style:style>
    <style:style style:name="P12" style:family="paragraph" style:parent-style-name="Standard">
      <style:text-properties officeooo:rsid="0014fc6d" officeooo:paragraph-rsid="0014fc6d"/>
    </style:style>
    <style:style style:name="P13" style:family="paragraph" style:parent-style-name="Standard">
      <style:text-properties officeooo:rsid="0018459c" officeooo:paragraph-rsid="0018459c"/>
    </style:style>
    <style:style style:name="P14" style:family="paragraph" style:parent-style-name="Standard">
      <style:text-properties officeooo:rsid="0019eee2" officeooo:paragraph-rsid="0019eee2"/>
    </style:style>
    <style:style style:name="P15" style:family="paragraph" style:parent-style-name="Standard">
      <style:text-properties officeooo:rsid="001a9447" officeooo:paragraph-rsid="001a9447"/>
    </style:style>
    <style:style style:name="P16" style:family="paragraph" style:parent-style-name="Standard">
      <style:text-properties officeooo:rsid="001b4089" officeooo:paragraph-rsid="001b4089"/>
    </style:style>
    <style:style style:name="P17" style:family="paragraph" style:parent-style-name="Standard">
      <style:text-properties officeooo:rsid="000b119d" officeooo:paragraph-rsid="000b119d"/>
    </style:style>
    <style:style style:name="P18" style:family="paragraph" style:parent-style-name="Standard">
      <style:text-properties officeooo:rsid="0009bca2" officeooo:paragraph-rsid="0009bca2"/>
    </style:style>
    <style:style style:name="P19" style:family="paragraph" style:parent-style-name="Standard">
      <style:text-properties officeooo:rsid="001ef32a" officeooo:paragraph-rsid="001ef32a"/>
    </style:style>
    <style:style style:name="P20" style:family="paragraph" style:parent-style-name="Standard">
      <style:text-properties officeooo:rsid="00204868" officeooo:paragraph-rsid="00204868"/>
    </style:style>
    <style:style style:name="T1" style:family="text">
      <style:text-properties officeooo:rsid="00069fc8"/>
    </style:style>
    <style:style style:name="T2" style:family="text">
      <style:text-properties officeooo:rsid="0007048c"/>
    </style:style>
    <style:style style:name="T3" style:family="text">
      <style:text-properties officeooo:rsid="00081377"/>
    </style:style>
    <style:style style:name="T4" style:family="text">
      <style:text-properties officeooo:rsid="00099f4a"/>
    </style:style>
    <style:style style:name="T5" style:family="text">
      <style:text-properties officeooo:rsid="0009bca2"/>
    </style:style>
    <style:style style:name="T6" style:family="text">
      <style:text-properties officeooo:rsid="001714fd"/>
    </style:style>
    <style:style style:name="T7" style:family="text">
      <style:text-properties officeooo:rsid="00189abb"/>
    </style:style>
    <style:style style:name="T8" style:family="text">
      <style:text-properties officeooo:rsid="001c2bf7"/>
    </style:style>
    <style:style style:name="T9" style:family="text">
      <style:text-properties officeooo:rsid="001ebed5"/>
    </style:style>
    <style:style style:name="T10" style:family="text">
      <style:text-properties officeooo:rsid="002048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nstruction Phase Report /</text:span><text:span text:style-name="T1"> Bouwfase Rapport </text:span><text:span text:style-name="T2">MyLibrary</text:span></text:p>
      <text:p text:style-name="P2">Tjitze de Boer</text:p>
      <text:p text:style-name="P4"/>
      <text:p text:style-name="P4"/>
      <text:p text:style-name="P4">First steps frontend</text:p>
      <text:p text:style-name="P5"><text:span text:style-name="T5">When I got the idea for this aplication I was reading up on</text:span><text:span text:style-name="T4"> Bootstrap </text:span><text:span text:style-name="T5">and its uses for colapsable navigation. </text:span><text:span text:style-name="T8">This gave me the idea for how I wanted the site to look and</text:span><text:span text:style-name="T5"> </text:span><text:span text:style-name="T8">I used this to make the navigatin bar and the forms.</text:span></text:p>
      <text:p text:style-name="P5"/>
      <text:p text:style-name="P5"/>
      <text:p text:style-name="P6">Front page, Info page, and two forms for register and login</text:p>
      <text:p text:style-name="P6"/>
      <text:p text:style-name="P5"/>
      <text:p text:style-name="P4">Backend registration login logout php mail password reset</text:p>
      <text:p text:style-name="P4"/>
      <text:p text:style-name="P8">Merging the pwr reset backend that I made and tested loose from the front end was a bit of a pain because I used bad hard to distinguish file names.</text:p>
      <text:p text:style-name="P3"/>
      <text:p text:style-name="P7">When the password reset with a token worked I was left with a token entry in the reset table , so after the password reset I included a bit that removed that token entry</text:p>
      <text:p text:style-name="P3"/>
      <text:p text:style-name="P3"/>
      <text:p text:style-name="P9">I realised that if a book entry didn’t also have the owners name in the entry you couldn’t search the books you owned you would search through all the books regardless.</text:p>
      <text:p text:style-name="P9">So I altered the database design to include the owners name.</text:p>
      <text:p text:style-name="P9">For including the owners name I did not need another field in the include form I could use the session variable that was already required to reach the include page.</text:p>
      <text:p text:style-name="P9"/>
      <text:p text:style-name="P10">I thought I rememberd a image specific form input, which wasn’t.</text:p>
      <text:p text:style-name="P10">So I also had to make sure that the uploaded file was an image, not too big, and the right size.</text:p>
      <text:p text:style-name="P11">I initially wanted to use the same array to hold the image errors as I used for other form validation parts but eventually decided to use a different array for this.</text:p>
      <text:p text:style-name="P11"/>
      <text:p text:style-name="P12">Form validation with javascript <text:span text:style-name="T6">and php for the insertion of a book into the database and the upload of a picture.</text:span></text:p>
      <text:p text:style-name="P12"/>
      <text:p text:style-name="P13"><text:span text:style-name="T7">Because t</text:span>he search page <text:span text:style-name="T7">could retrieve a large amount of results I’ve decided to add pagination. So that the results may be spread over multiple pages where one can go back and forth through.</text:span></text:p>
      <text:p text:style-name="P13"/>
      <text:p text:style-name="P14">To make sure that two images with the same name didn’t overwire one another I made it so that upon registration a new folder is made with the same name as the username. And that all images uploaded by that user are put in that folder.</text:p>
      <text:p text:style-name="P14"/>
      <text:p text:style-name="P15">I’ve made each title of the pagination result a link that sends an id value through GET to another page which uses that value to retrieve the book entry with that id.</text:p>
      <text:p text:style-name="P15"/>
      <text:p text:style-name="P16">For the page where all the information about that book <text:span text:style-name="T9">is shown</text:span> and, if there is one, a picture can be seen and <text:span text:style-name="T9">the entry can be</text:span> edited, I had to change the check that checks if one is logged in. <text:span text:style-name="T9">Bec</text:span>ause else one would be able to see and edit the entries of other people. I made it so that the check also looks if the logged in user and the owner are the same and if not redirect them to the index page.</text:p>
      <text:p text:style-name="P16"/>
      <text:p text:style-name="P19"><text:soft-page-break/>For the entry edit function I had to choose between only requiring inputs for the parts of the edit one wants to change or new inputs for all <text:span text:style-name="T10">the same</text:span> fields <text:span text:style-name="T10">as the origional insert function</text:span>. I picked the latter, if I want this to be different later it would be easier to change.</text:p>
      <text:p text:style-name="P19"/>
      <text:p text:style-name="P20">With the sql statment for the editing of an entry I had the problem that not every input field, like series, was required. A different combination of inputs for each filled in input would be annoying.</text:p>
      <text:p text:style-name="P20">So I made different sqls statments for each input and updated each dependent on if that input was given.</text:p>
      <text:p text:style-name="P20"/>
      <text:p text:style-name="P20">Made a delete button with an “Are you sure’ alert, if so the entry on that page is deleted and the page redirects to index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9:54:10.894000000</meta:creation-date>
    <dc:date>2021-05-24T15:18:45.631000000</dc:date>
    <meta:editing-duration>P108DT2H28M45S</meta:editing-duration>
    <meta:editing-cycles>24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23" meta:word-count="628" meta:character-count="3274" meta:non-whitespace-character-count="2669"/>
  </office:meta>
</office:document-meta>
</file>